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1.76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46.8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46.06pt"/>
    </style:style>
    <style:style style:name="co7" style:family="table-column">
      <style:table-column-properties fo:break-before="auto" style:column-width="25.4pt"/>
    </style:style>
    <style:style style:name="co8" style:family="table-column">
      <style:table-column-properties fo:break-before="auto" style:column-width="24.6pt"/>
    </style:style>
    <style:style style:name="co9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0.96pt" fo:break-before="auto" style:use-optimal-row-height="false"/>
    </style:style>
    <style:style style:name="ta1" style:family="table" style:master-page-name="PageStyle_5f_Sales">
      <style:table-properties table:display="true" style:writing-mode="lr-tb"/>
    </style:style>
    <style:style style:name="ta2" style:family="table" style:master-page-name="PageStyle_5f_Sales2">
      <style:table-properties table:display="true" style:writing-mode="lr-tb"/>
    </style:style>
    <number:text-style style:name="N100">
      <number:text-content/>
    </number:text-style>
    <number:number-style style:name="N1010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0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style:style style:name="ce1" style:family="table-cell" style:parent-style-name="Default">
      <style:table-cell-properties fo:border-bottom="0.74pt solid #000000" fo:background-color="#c3e1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6" table:default-cell-style-name="ce6"/>
        <table:table-column table:style-name="co9" table:number-columns-repeated="1015" table:default-cell-style-name="Default"/>
        <table:table-header-rows>
          <table:table-row table:style-name="ro1">
            <table:table-cell table:style-name="ce1" office:value-type="string" calcext:value-type="string">
              <text:p>Security</text:p>
            </table:table-cell>
            <table:table-cell table:style-name="ce1" office:value-type="string" calcext:value-type="string">
              <text:p>Symbol</text:p>
            </table:table-cell>
            <table:table-cell table:style-name="ce1" office:value-type="string" calcext:value-type="string">
              <text:p>Date Sold</text:p>
            </table:table-cell>
            <table:table-cell table:style-name="ce1" office:value-type="string" calcext:value-type="string">
              <text:p>Shares Sold</text:p>
            </table:table-cell>
            <table:table-cell table:style-name="ce1" office:value-type="string" calcext:value-type="string">
              <text:p>Proceeds</text:p>
            </table:table-cell>
            <table:table-cell table:style-name="ce1" office:value-type="string" calcext:value-type="string">
              <text:p>Cost</text:p>
            </table:table-cell>
            <table:table-cell table:style-name="ce1" office:value-type="string" calcext:value-type="string">
              <text:p>ST/LT</text:p>
            </table:table-cell>
            <table:table-cell table:style-name="ce1" office:value-type="string" calcext:value-type="string">
              <text:p>Box</text:p>
            </table:table-cell>
            <table:table-cell table:style-name="ce1" office:value-type="string" calcext:value-type="string">
              <text:p>Gain/Loss</text:p>
            </table:table-cell>
            <table:table-cell table:number-columns-repeated="1015"/>
          </table:table-row>
        </table:table-header-rows>
        <table:table-row table:style-name="ro1">
          <table:table-cell office:value-type="string" calcext:value-type="string">
            <text:p>DUKE ENERGY CORP (DUK)</text:p>
          </table:table-cell>
          <table:table-cell office:value-type="string" calcext:value-type="string">
            <text:p>DUK</text:p>
          </table:table-cell>
          <table:table-cell office:value-type="date" office:date-value="2019-06-04" calcext:value-type="date">
            <text:p>6/4/2019</text:p>
          </table:table-cell>
          <table:table-cell office:value-type="float" office:value="66" calcext:value-type="float">
            <text:p>66</text:p>
          </table:table-cell>
          <table:table-cell office:value-type="float" office:value="5559.41" calcext:value-type="float">
            <text:p>5,559.41 </text:p>
          </table:table-cell>
          <table:table-cell office:value-type="float" office:value="6004.61" calcext:value-type="float">
            <text:p>6,004.61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oxE</text:p>
          </table:table-cell>
          <table:table-cell office:value-type="float" office:value="-445.2" calcext:value-type="float">
            <text:p>(445.2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US HENDERSON CONTRARIAN <text:s/>(JSVAX)</text:p>
          </table:table-cell>
          <table:table-cell office:value-type="string" calcext:value-type="string">
            <text:p>JSVAX</text:p>
          </table:table-cell>
          <table:table-cell office:value-type="date" office:date-value="2019-06-14" calcext:value-type="date">
            <text:p>6/14/2019</text:p>
          </table:table-cell>
          <table:table-cell office:value-type="float" office:value="84.217" calcext:value-type="float">
            <text:p>84.217</text:p>
          </table:table-cell>
          <table:table-cell office:value-type="float" office:value="1712.97" calcext:value-type="float">
            <text:p>1,712.97 </text:p>
          </table:table-cell>
          <table:table-cell office:value-type="float" office:value="1422.42" calcext:value-type="float">
            <text:p>1,422.42 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xA</text:p>
          </table:table-cell>
          <table:table-cell office:value-type="float" office:value="290.55" calcext:value-type="float">
            <text:p>290.5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ELL BRANDS INC (NWL)</text:p>
          </table:table-cell>
          <table:table-cell office:value-type="string" calcext:value-type="string">
            <text:p>NWL</text:p>
          </table:table-cell>
          <table:table-cell office:value-type="date" office:date-value="2019-06-04" calcext:value-type="date">
            <text:p>6/4/2019</text:p>
          </table:table-cell>
          <table:table-cell office:value-type="float" office:value="100" calcext:value-type="float">
            <text:p>100</text:p>
          </table:table-cell>
          <table:table-cell office:value-type="float" office:value="1444.53" calcext:value-type="float">
            <text:p>1,444.53 </text:p>
          </table:table-cell>
          <table:table-cell office:value-type="float" office:value="2258.75" calcext:value-type="float">
            <text:p>2,258.75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oxE</text:p>
          </table:table-cell>
          <table:table-cell office:value-type="float" office:value="-814.22" calcext:value-type="float">
            <text:p>(814.2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LECTED AMERN SHS INC CL S (SLASX)</text:p>
          </table:table-cell>
          <table:table-cell office:value-type="string" calcext:value-type="string">
            <text:p>SLASX</text:p>
          </table:table-cell>
          <table:table-cell office:value-type="date" office:date-value="2019-07-24" calcext:value-type="date">
            <text:p>7/24/2019</text:p>
          </table:table-cell>
          <table:table-cell office:value-type="float" office:value="98.563" calcext:value-type="float">
            <text:p>98.563</text:p>
          </table:table-cell>
          <table:table-cell office:value-type="float" office:value="3488.14" calcext:value-type="float">
            <text:p>3,488.14 </text:p>
          </table:table-cell>
          <table:table-cell office:value-type="float" office:value="3168.64" calcext:value-type="float">
            <text:p>3,168.64 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xA</text:p>
          </table:table-cell>
          <table:table-cell office:value-type="float" office:value="319.5" calcext:value-type="float">
            <text:p>319.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TRUST BANKS INC (STI)</text:p>
          </table:table-cell>
          <table:table-cell office:value-type="string" calcext:value-type="string">
            <text:p>STI</text:p>
          </table:table-cell>
          <table:table-cell office:value-type="date" office:date-value="2019-06-04" calcext:value-type="date">
            <text:p>6/4/2019</text:p>
          </table:table-cell>
          <table:table-cell office:value-type="float" office:value="100" calcext:value-type="float">
            <text:p>100</text:p>
          </table:table-cell>
          <table:table-cell office:value-type="float" office:value="6193.91" calcext:value-type="float">
            <text:p>6,193.91 </text:p>
          </table:table-cell>
          <table:table-cell office:value-type="float" office:value="4774.5" calcext:value-type="float">
            <text:p>4,774.50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oxE</text:p>
          </table:table-cell>
          <table:table-cell office:value-type="float" office:value="1419.41" calcext:value-type="float">
            <text:p>1,419.4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&amp;T INC (T)</text:p>
          </table:table-cell>
          <table:table-cell office:value-type="string" calcext:value-type="string">
            <text:p>T</text:p>
          </table:table-cell>
          <table:table-cell office:value-type="date" office:date-value="2019-06-04" calcext:value-type="date">
            <text:p>6/4/2019</text:p>
          </table:table-cell>
          <table:table-cell office:value-type="float" office:value="143" calcext:value-type="float">
            <text:p>143</text:p>
          </table:table-cell>
          <table:table-cell office:value-type="float" office:value="4443.77" calcext:value-type="float">
            <text:p>4,443.77 </text:p>
          </table:table-cell>
          <table:table-cell office:value-type="float" office:value="4653.22" calcext:value-type="float">
            <text:p>4,653.22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oxE</text:p>
          </table:table-cell>
          <table:table-cell office:value-type="float" office:value="-209.45" calcext:value-type="float">
            <text:p>(209.45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IRD AVE REAL ESTATE VALUE (TAREX)</text:p>
          </table:table-cell>
          <table:table-cell office:value-type="string" calcext:value-type="string">
            <text:p>TAREX</text:p>
          </table:table-cell>
          <table:table-cell office:value-type="date" office:date-value="2019-06-04" calcext:value-type="date">
            <text:p>6/4/2019</text:p>
          </table:table-cell>
          <table:table-cell office:value-type="float" office:value="67.26" calcext:value-type="float">
            <text:p>67.26</text:p>
          </table:table-cell>
          <table:table-cell office:value-type="float" office:value="1829.97" calcext:value-type="float">
            <text:p>1,829.97 </text:p>
          </table:table-cell>
          <table:table-cell office:value-type="float" office:value="1706.4" calcext:value-type="float">
            <text:p>1,706.40 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xA</text:p>
          </table:table-cell>
          <table:table-cell office:value-type="float" office:value="123.57" calcext:value-type="float">
            <text:p>123.5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LLS FARGO &amp; CO (WFC)</text:p>
          </table:table-cell>
          <table:table-cell office:value-type="string" calcext:value-type="string">
            <text:p>WFC</text:p>
          </table:table-cell>
          <table:table-cell office:value-type="date" office:date-value="2019-07-24" calcext:value-type="date">
            <text:p>7/24/2019</text:p>
          </table:table-cell>
          <table:table-cell office:value-type="float" office:value="55.884" calcext:value-type="float">
            <text:p>55.884</text:p>
          </table:table-cell>
          <table:table-cell office:value-type="float" office:value="2649.08" calcext:value-type="float">
            <text:p>2,649.08 </text:p>
          </table:table-cell>
          <table:table-cell office:value-type="float" office:value="2551.48" calcext:value-type="float">
            <text:p>2,551.48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oxD</text:p>
          </table:table-cell>
          <table:table-cell office:value-type="float" office:value="97.6" calcext:value-type="float">
            <text:p>97.60 </text:p>
          </table:table-cell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Sales.$A$1" table:cell-range-address="$Sales.$A$1:.$AMJ$1" table:range-usable-as="repeat-column repeat-row"/>
        </table:named-expressions>
      </table:table>
      <table:table table:name="Sales2" table:style-name="ta2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Date Sold</text:p>
          </table:table-cell>
          <table:table-cell table:style-name="ce1" office:value-type="string" calcext:value-type="string">
            <text:p>Shares Sold</text:p>
          </table:table-cell>
          <table:table-cell table:style-name="ce1" office:value-type="string" calcext:value-type="string">
            <text:p>Proc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T/LT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Gain/Lo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KE ENERGY CORP (DUK)</text:p>
          </table:table-cell>
          <table:table-cell table:style-name="ce2" office:value-type="string" calcext:value-type="string">
            <text:p>DUK</text:p>
          </table:table-cell>
          <table:table-cell table:style-name="ce4" office:value-type="date" office:date-value="2019-06-04" calcext:value-type="date">
            <text:p>6/4/2019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5559.41" calcext:value-type="float">
            <text:p>5,559.41 </text:p>
          </table:table-cell>
          <table:table-cell table:style-name="ce6" office:value-type="float" office:value="6004.61" calcext:value-type="float">
            <text:p>6,004.61 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boxE</text:p>
          </table:table-cell>
          <table:table-cell table:style-name="ce6" office:value-type="float" office:value="-445.2" calcext:value-type="float">
            <text:p>(445.20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WELL BRANDS INC (NWL)</text:p>
          </table:table-cell>
          <table:table-cell table:style-name="ce2" office:value-type="string" calcext:value-type="string">
            <text:p>NWL</text:p>
          </table:table-cell>
          <table:table-cell table:style-name="ce4" office:value-type="date" office:date-value="2019-06-04" calcext:value-type="date">
            <text:p>6/4/2019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444.53" calcext:value-type="float">
            <text:p>1,444.53 </text:p>
          </table:table-cell>
          <table:table-cell table:style-name="ce6" office:value-type="float" office:value="2258.75" calcext:value-type="float">
            <text:p>2,258.75 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boxE</text:p>
          </table:table-cell>
          <table:table-cell table:style-name="ce6" office:value-type="float" office:value="-814.22" calcext:value-type="float">
            <text:p>(814.22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TRUST BANKS INC (STI)</text:p>
          </table:table-cell>
          <table:table-cell table:style-name="ce2" office:value-type="string" calcext:value-type="string">
            <text:p>STI</text:p>
          </table:table-cell>
          <table:table-cell table:style-name="ce4" office:value-type="date" office:date-value="2019-06-04" calcext:value-type="date">
            <text:p>6/4/2019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6193.91" calcext:value-type="float">
            <text:p>6,193.91 </text:p>
          </table:table-cell>
          <table:table-cell table:style-name="ce6" office:value-type="float" office:value="4774.5" calcext:value-type="float">
            <text:p>4,774.50 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boxE</text:p>
          </table:table-cell>
          <table:table-cell table:style-name="ce6" office:value-type="float" office:value="1419.41" calcext:value-type="float">
            <text:p>1,419.41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IRD AVE REAL ESTATE VALUE (TAREX)</text:p>
          </table:table-cell>
          <table:table-cell table:style-name="ce2" office:value-type="string" calcext:value-type="string">
            <text:p>TAREX</text:p>
          </table:table-cell>
          <table:table-cell table:style-name="ce4" office:value-type="date" office:date-value="2019-06-04" calcext:value-type="date">
            <text:p>6/4/2019</text:p>
          </table:table-cell>
          <table:table-cell table:style-name="ce5" office:value-type="float" office:value="67.26" calcext:value-type="float">
            <text:p>67.26</text:p>
          </table:table-cell>
          <table:table-cell table:style-name="ce6" office:value-type="float" office:value="1829.97" calcext:value-type="float">
            <text:p>1,829.97 </text:p>
          </table:table-cell>
          <table:table-cell table:style-name="ce6" office:value-type="float" office:value="1706.4" calcext:value-type="float">
            <text:p>1,706.40 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boxA</text:p>
          </table:table-cell>
          <table:table-cell table:style-name="ce6" office:value-type="float" office:value="123.57" calcext:value-type="float">
            <text:p>123.57 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0" number:min-integer-digits="1" number:decimal-replacement="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1.6pt" fo:margin-bottom="21.6pt" fo:margin-left="36pt" fo:margin-right="36pt" style:print-page-order="ttb" style:first-page-number="continue" style:scale-to="80%" style:writing-mode="lr-tb" style:print="charts drawings grid objects zero-values"/>
      <style:header-style>
        <style:header-footer-properties fo:min-height="32.4pt" fo:margin-left="0pt" fo:margin-right="0pt" fo:margin-bottom="24.41pt"/>
      </style:header-style>
      <style:footer-style>
        <style:header-footer-properties fo:min-height="32.4pt" fo:margin-left="0pt" fo:margin-right="0pt" fo:margin-top="24.41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les" style:display-name="PageStyle_Sales" style:page-layout-name="Mpm3">
      <style:header>
        <style:region-left>
          <text:p><text:span text:style-name="MT1"><text:s/></text:span><text:span text:style-name="MT1">BROWDER LAUREN </text:span></text:p>
        </style:region-left>
        <style:region-right>
          <text:p><text:span text:style-name="MT1"><text:s/></text:span><text:span text:style-name="MT1">01/01/2019 -- 12/31/2019 Tax Year 2019</text:span></text:p>
        </style:region-right>
      </style:header>
      <style:header-left style:display="false"/>
      <style:footer>
        <style:region-left>
          <text:p><text:span text:style-name="MT1"><text:file-name text:display="name-and-extension">???</text:file-name></text:span><text:span text:style-name="MT1"><text:s/>(r8949ty.c.st.hp.g.01.xls) </text:span></text:p>
        </style:region-left>
        <style:region-right>
          <text:p><text:span text:style-name="MT1"><text:sheet-name>???</text:sheet-name></text:span><text:span text:style-name="MT1"><text:s text:c="2"/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Sales2" style:display-name="PageStyle_Sales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Tom</dc:creator>
    <meta:print-date>2020-04-01T20:05:13</meta:print-date>
    <meta:creation-date>2020-04-01T13:05:45</meta:creation-date>
    <dc:date>2020-09-14T19:59:24</dc:date>
    <meta:generator>LibreOffice/6.1.5.2$Linux_X86_64 LibreOffice_project/10$Build-2</meta:generator>
    <meta:document-statistic meta:table-count="2" meta:cell-count="1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